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00">
            <text:p>2000</text:p>
          </table:table-cell>
          <table:table-cell office:value-type="float" office:value="560241">
            <text:p>56024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01">
            <text:p>2001</text:p>
          </table:table-cell>
          <table:table-cell office:value-type="float" office:value="548254">
            <text:p>54825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02">
            <text:p>2002</text:p>
          </table:table-cell>
          <table:table-cell office:value-type="float" office:value="557393">
            <text:p>55739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03">
            <text:p>2003</text:p>
          </table:table-cell>
          <table:table-cell office:value-type="float" office:value="586468">
            <text:p>58646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04">
            <text:p>2004</text:p>
          </table:table-cell>
          <table:table-cell office:value-type="float" office:value="546658">
            <text:p>54665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05">
            <text:p>2005</text:p>
          </table:table-cell>
          <table:table-cell office:value-type="float" office:value="567304">
            <text:p>56730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06">
            <text:p>2006</text:p>
          </table:table-cell>
          <table:table-cell office:value-type="float" office:value="557892">
            <text:p>55789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07">
            <text:p>2007</text:p>
          </table:table-cell>
          <table:table-cell office:value-type="float" office:value="570801">
            <text:p>57080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08">
            <text:p>2008</text:p>
          </table:table-cell>
          <table:table-cell office:value-type="float" office:value="585126">
            <text:p>58512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09">
            <text:p>2009</text:p>
          </table:table-cell>
          <table:table-cell office:value-type="float" office:value="591663">
            <text:p>59166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10">
            <text:p>2010</text:p>
          </table:table-cell>
          <table:table-cell office:value-type="float" office:value="587488">
            <text:p>58748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11">
            <text:p>2011</text:p>
          </table:table-cell>
          <table:table-cell office:value-type="float" office:value="593427">
            <text:p>593427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12">
            <text:p>2012</text:p>
          </table:table-cell>
          <table:table-cell office:value-type="float" office:value="612883">
            <text:p>61288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13">
            <text:p>2013</text:p>
          </table:table-cell>
          <table:table-cell office:value-type="float" office:value="600744">
            <text:p>60074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14">
            <text:p>2014</text:p>
          </table:table-cell>
          <table:table-cell office:value-type="float" office:value="598364">
            <text:p>59836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15">
            <text:p>2015</text:p>
          </table:table-cell>
          <table:table-cell office:value-type="float" office:value="647571">
            <text:p>64757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16">
            <text:p>2016</text:p>
          </table:table-cell>
          <table:table-cell office:value-type="float" office:value="615261">
            <text:p>61526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17">
            <text:p>2017</text:p>
          </table:table-cell>
          <table:table-cell office:value-type="float" office:value="649061">
            <text:p>64906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18">
            <text:p>2018</text:p>
          </table:table-cell>
          <table:table-cell office:value-type="float" office:value="633133">
            <text:p>63313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19">
            <text:p>2019</text:p>
          </table:table-cell>
          <table:table-cell office:value-type="float" office:value="634417">
            <text:p>634417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20">
            <text:p>2020</text:p>
          </table:table-cell>
          <table:table-cell office:value-type="float" office:value="740317">
            <text:p>740317</text:p>
          </table:table-cell>
          <table:table-cell table:formula="of:=FORECAST([.B22];[.$C$17:.$C$21];[.$B$17:.$B$21])" office:value-type="float" office:value="633357.8">
            <text:p>633357,8</text:p>
          </table:table-cell>
          <table:table-cell table:formula="of:=ROUND([.D22];0)" office:value-type="float" office:value="633358">
            <text:p>633358</text:p>
          </table:table-cell>
          <table:table-cell table:formula="of:=[.C22]-[.E22]" office:value-type="float" office:value="106959">
            <text:p>106959</text:p>
          </table:table-cell>
          <table:table-cell table:formula="of:=[.F22]/[.E22]*100" office:value-type="float" office:value="16.8876054301043">
            <text:p>16,8876054301</text:p>
          </table:table-cell>
          <table:table-cell table:formula="of:=ROUND([.F45]-[.F47];0)" office:value-type="float" office:value="561018">
            <text:p>561018</text:p>
          </table:table-cell>
          <table:table-cell table:formula="of:=ROUND([.F45]+[.F47];0)" office:value-type="float" office:value="705698">
            <text:p>705698</text:p>
          </table:table-cell>
          <table:table-cell table:formula="of:=[.C22]-[.I22]" office:value-type="float" office:value="34619">
            <text:p>34619</text:p>
          </table:table-cell>
          <table:table-cell table:formula="of:=[.C22]-[.H22]" office:value-type="float" office:value="179299">
            <text:p>179299</text:p>
          </table:table-cell>
          <table:table-cell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21">
            <text:p>2021</text:p>
          </table:table-cell>
          <table:table-cell office:value-type="float" office:value="701346">
            <text:p>701346</text:p>
          </table:table-cell>
          <table:table-cell table:formula="of:=FORECAST([.B23];[.$C$17:.$C$21];[.$B$17:.$B$21])" office:value-type="float" office:value="632514.2">
            <text:p>632514,2</text:p>
          </table:table-cell>
          <table:table-cell table:formula="of:=ROUND([.D23];0)" office:value-type="float" office:value="632514">
            <text:p>632514</text:p>
          </table:table-cell>
          <table:table-cell table:formula="of:=[.C23]-[.E23]" office:value-type="float" office:value="68832">
            <text:p>68832</text:p>
          </table:table-cell>
          <table:table-cell table:formula="of:=[.F23]/[.E23]*100" office:value-type="float" office:value="10.8822887714738">
            <text:p>10,8822887715</text:p>
          </table:table-cell>
          <table:table-cell table:formula="of:=ROUND([.F54]-[.F56];0)" office:value-type="float" office:value="548983">
            <text:p>548983</text:p>
          </table:table-cell>
          <table:table-cell table:formula="of:=ROUND([.F54]+[.F56];0)" office:value-type="float" office:value="716045">
            <text:p>716045</text:p>
          </table:table-cell>
          <table:table-cell table:formula="of:=[.C23]-[.I23]" office:value-type="float" office:value="-14699">
            <text:p>-14699</text:p>
          </table:table-cell>
          <table:table-cell table:formula="of:=[.C23]-[.H23]" office:value-type="float" office:value="152363">
            <text:p>152363</text:p>
          </table:table-cell>
          <table:table-cell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22">
            <text:p>2022</text:p>
          </table:table-cell>
          <table:table-cell office:value-type="float" office:value="713499">
            <text:p>713499</text:p>
          </table:table-cell>
          <table:table-cell table:formula="of:=FORECAST([.B24];[.$C$17:.$C$21];[.$B$17:.$B$21])" office:value-type="float" office:value="631670.6">
            <text:p>631670,6</text:p>
          </table:table-cell>
          <table:table-cell table:formula="of:=ROUND([.D24];0)" office:value-type="float" office:value="631671">
            <text:p>631671</text:p>
          </table:table-cell>
          <table:table-cell table:formula="of:=[.C24]-[.E24]" office:value-type="float" office:value="81828">
            <text:p>81828</text:p>
          </table:table-cell>
          <table:table-cell table:formula="of:=[.F24]/[.E24]*100" office:value-type="float" office:value="12.9542119236121">
            <text:p>12,9542119236</text:p>
          </table:table-cell>
          <table:table-cell table:formula="of:=ROUND([.F63]-[.F65];0)" office:value-type="float" office:value="535649">
            <text:p>535649</text:p>
          </table:table-cell>
          <table:table-cell table:formula="of:=ROUND([.F63]+[.F65];0)" office:value-type="float" office:value="727692">
            <text:p>727692</text:p>
          </table:table-cell>
          <table:table-cell table:formula="of:=[.C24]-[.I24]" office:value-type="float" office:value="-14193">
            <text:p>-14193</text:p>
          </table:table-cell>
          <table:table-cell table:formula="of:=[.C24]-[.H24]" office:value-type="float" office:value="177850">
            <text:p>177850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2155162">
            <text:p>2155162</text:p>
          </table:table-cell>
          <table:table-cell/>
          <table:table-cell table:formula="of:=SUM([.E22:.E24])" office:value-type="float" office:value="1897543">
            <text:p>1897543</text:p>
          </table:table-cell>
          <table:table-cell table:formula="of:=SUM([.F22:.F24])" office:value-type="float" office:value="257619">
            <text:p>257619</text:p>
          </table:table-cell>
          <table:table-cell table:formula="of:=[.F25]/[.E25]*100" office:value-type="float" office:value="13.5764512319352">
            <text:p>13,5764512319</text:p>
          </table:table-cell>
          <table:table-cell table:formula="of:=SUM([.H22:.H24])" office:value-type="float" office:value="1645650">
            <text:p>1645650</text:p>
          </table:table-cell>
          <table:table-cell table:formula="of:=SUM([.I22:.I24])" office:value-type="float" office:value="2149435">
            <text:p>2149435</text:p>
          </table:table-cell>
          <table:table-cell table:formula="of:=SUM([.J22:.J24])" office:value-type="float" office:value="5727">
            <text:p>5727</text:p>
          </table:table-cell>
          <table:table-cell table:formula="of:=SUM([.K22:.K24])" office:value-type="float" office:value="509512">
            <text:p>509512</text:p>
          </table:table-cell>
          <table:table-cell table:formula="of:=[.J25]/[.E25]*100" office:value-type="float" office:value="0.301811342351662">
            <text:p>0,301811342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-843.6">
            <text:p>-843,6</text:p>
          </table:table-cell>
          <table:table-cell office:value-type="float" office:value="2337429.8">
            <text:p>2337429,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960.27822338151">
            <text:p>4960,2782233815</text:p>
          </table:table-cell>
          <table:table-cell office:value-type="float" office:value="10004883.6357958">
            <text:p>10004883,635795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0954932481890921">
            <text:p>0,0095493248</text:p>
          </table:table-cell>
          <table:table-cell office:value-type="float" office:value="15685.7770140128">
            <text:p>15685,777014012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289241808548313">
            <text:p>0,0289241809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116609.59941411">
            <text:p>7116609,59941411</text:p>
          </table:table-cell>
          <table:table-cell office:value-type="float" office:value="738130801.600586">
            <text:p>738130801,600586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-0.170071105290723">
            <text:p>-0,1700711053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875776516744534">
            <text:p>0,8757765167</text:p>
          </table:table-cell>
          <table:table-cell table:formula="of:=TDIST(ABS([.$E$34]);[.$F$30];1)" office:value-type="float" office:value="0.437888258372267">
            <text:p>0,437888258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15685.7770140128">
            <text:p>15685,7770140128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2];[.C17:.C21];[.B17:.B21])" office:value-type="float" office:value="633357.8">
            <text:p>633357,8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72339.7109563375">
            <text:p>72339,7109563375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22730.8504266778">
            <text:p>22730,850426677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561018.089043662">
            <text:p>561018,089043662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705697.510956338">
            <text:p>705697,510956338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3];[.C17:.C21];[.B17:.B21])" office:value-type="float" office:value="632514.2">
            <text:p>632514,2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83530.7031874824">
            <text:p>83530,7031874824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26247.3252255031">
            <text:p>26247,325225503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548983.496812518">
            <text:p>548983,496812518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716044.903187482">
            <text:p>716044,903187482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4];[.C17:.C21];[.B17:.B21])" office:value-type="float" office:value="631670.6">
            <text:p>631670,6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96021.388963015">
            <text:p>96021,388963015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30172.1945170273">
            <text:p>30172,194517027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535649.211036985">
            <text:p>535649,211036985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727691.988963015">
            <text:p>727691,988963015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635888.6">
            <text:p>635888,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11.3761610062419">
            <text:p>11,3761610062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2:00:5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2:00:50.87</dc:date>
    <dc:creator>Andrzej Bystrzycki</dc:creator>
    <meta:generator>OpenOffice.org/3.3$Win32 OpenOffice.org_project/330m20$Build-9567</meta:generator>
    <meta:editing-duration>PT28M10S</meta:editing-duration>
    <meta:editing-cycles>14</meta:editing-cycles>
    <meta:document-statistic meta:table-count="1" meta:cell-count="229" meta:object-count="0"/>
  </office:meta>
</office:document-meta>
</file>